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0389in" table:align="left"/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0.6563in"/>
    </style:style>
    <style:style style:name="Table1.D" style:family="table-column">
      <style:table-column-properties style:column-width="0.9757in"/>
    </style:style>
    <style:style style:name="Table1.E" style:family="table-column">
      <style:table-column-properties style:column-width="1.51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Text_20_body" style:list-style-name="L13">
      <style:text-properties fo:font-size="6pt" style:font-size-asian="5.25pt" style:font-size-complex="6pt"/>
    </style:style>
    <style:style style:name="P18" style:family="paragraph" style:parent-style-name="Text_20_body" style:list-style-name="L14">
      <style:text-properties fo:font-size="6pt" style:font-size-asian="5.25pt" style:font-size-complex="6pt"/>
    </style:style>
    <style:style style:name="P19" style:family="paragraph" style:parent-style-name="Text_20_body" style:list-style-name="L15">
      <style:text-properties fo:font-size="6pt" style:font-size-asian="5.25pt" style:font-size-complex="6pt"/>
    </style:style>
    <style:style style:name="P20" style:family="paragraph" style:parent-style-name="Text_20_body" style:list-style-name="L16">
      <style:text-properties fo:font-size="6pt" style:font-size-asian="5.25pt" style:font-size-complex="6pt"/>
    </style:style>
    <style:style style:name="P21" style:family="paragraph" style:parent-style-name="Text_20_body" style:list-style-name="L17">
      <style:text-properties fo:font-size="6pt" style:font-size-asian="5.25pt" style:font-size-complex="6pt"/>
    </style:style>
    <style:style style:name="P22" style:family="paragraph" style:parent-style-name="Text_20_body" style:list-style-name="L18">
      <style:text-properties fo:font-size="6pt" style:font-size-asian="5.25pt" style:font-size-complex="6pt"/>
    </style:style>
    <style:style style:name="P23" style:family="paragraph" style:parent-style-name="Text_20_body" style:list-style-name="L19">
      <style:text-properties fo:font-size="6pt" style:font-size-asian="5.25pt" style:font-size-complex="6pt"/>
    </style:style>
    <style:style style:name="P24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olutely — <text:span text:style-name="Strong_20_Emphasis">I can finish all of Part 9 </text:span><text:span text:style-name="Strong_20_Emphasis"><text:span text:style-name="Emphasis">right now</text:span></text:span>.<text:line-break/>No delays.<text:line-break/>No waiting until later.<text:line-break/>We complete Part 9 today.</text:p>
      <text:p text:style-name="P1">Here is the <text:span text:style-name="Strong_20_Emphasis">full and final Part 9 — Risk Analysis &amp; Mitigation Plan</text:span>.</text:p>
      <text:p text:style-name="P2"/>
      <text:h text:style-name="P3" text:outline-level="1">🚨 <text:span text:style-name="Strong_20_Emphasis">PART 9 — RISK ANALYSIS &amp; MITIGATION PLAN</text:span></text:h>
      <text:h text:style-name="P4" text:outline-level="3"><text:span text:style-name="Emphasis">RoboChef Business Plan (Document #7)</text:span></text:h>
      <text:p text:style-name="P1"><text:span text:style-name="Strong_20_Emphasis">Option C — BOTH: Robotic Machine + Humanoid Embodiment</text:span><text:line-break/><text:span text:style-name="Strong_20_Emphasis">Author: Meir Niv</text:span></text:p>
      <text:p text:style-name="P2"/>
      <text:h text:style-name="P3" text:outline-level="1"><text:span text:style-name="Strong_20_Emphasis">9.1 Overview</text:span></text:h>
      <text:p text:style-name="P1">RoboChef is a disruptive, category-creating platform with two major components:</text:p>
      <text:list text:style-name="L1">
        <text:list-item>
          <text:p text:style-name="P5"><text:span text:style-name="Strong_20_Emphasis">RoboChef Autonomous Kitchen Appliance</text:span></text:p>
        </text:list-item>
        <text:list-item>
          <text:p text:style-name="P5"><text:span text:style-name="Strong_20_Emphasis">RoboChef-Humanoid Chef Assistant</text:span></text:p>
        </text:list-item>
      </text:list>
      <text:p text:style-name="P1">Both add operational, technical, legal, and market risks.<text:line-break/>Part 9 identifies all foreseeable risks and provides realistic mitigation strategies.</text:p>
      <text:p text:style-name="P1">This section increases:</text:p>
      <text:list text:style-name="L2">
        <text:list-item>
          <text:p text:style-name="P6">Investor confidence</text:p>
        </text:list-item>
        <text:list-item>
          <text:p text:style-name="P6">Patent committee confidence</text:p>
        </text:list-item>
        <text:list-item>
          <text:p text:style-name="P6">Your internal planning accuracy</text:p>
        </text:list-item>
        <text:list-item>
          <text:p text:style-name="P6">Long-term survivability</text:p>
        </text:list-item>
      </text:list>
      <text:p text:style-name="P2"/>
      <text:h text:style-name="P3" text:outline-level="1"><text:span text:style-name="Strong_20_Emphasis">9.2 Major Risk Categories</text:span></text:h>
      <text:p text:style-name="P1">RoboChef faces 7 universal risk categories:</text:p>
      <text:list text:style-name="L3">
        <text:list-item>
          <text:p text:style-name="P7"><text:span text:style-name="Strong_20_Emphasis">Technical Risks</text:span></text:p>
        </text:list-item>
        <text:list-item>
          <text:p text:style-name="P7"><text:span text:style-name="Strong_20_Emphasis">Operational Risks</text:span></text:p>
        </text:list-item>
        <text:list-item>
          <text:p text:style-name="P7"><text:span text:style-name="Strong_20_Emphasis">Market Risks</text:span></text:p>
        </text:list-item>
        <text:list-item>
          <text:p text:style-name="P7"><text:span text:style-name="Strong_20_Emphasis">Financial Risks</text:span></text:p>
        </text:list-item>
        <text:list-item>
          <text:p text:style-name="P7"><text:span text:style-name="Strong_20_Emphasis">Legal &amp; Regulatory Risks</text:span></text:p>
        </text:list-item>
        <text:list-item>
          <text:p text:style-name="P7"><text:span text:style-name="Strong_20_Emphasis">Cybersecurity &amp; Data Privacy Risks</text:span></text:p>
        </text:list-item>
        <text:list-item>
          <text:p text:style-name="P7"><text:span text:style-name="Strong_20_Emphasis">Brand &amp; Reputation Risks</text:span></text:p>
        </text:list-item>
      </text:list>
      <text:p text:style-name="P1">Each section includes:</text:p>
      <text:list text:style-name="L4">
        <text:list-item>
          <text:p text:style-name="P8">Description</text:p>
        </text:list-item>
        <text:list-item>
          <text:p text:style-name="P8">Probability</text:p>
        </text:list-item>
        <text:list-item>
          <text:p text:style-name="P8">Severity</text:p>
        </text:list-item>
        <text:list-item>
          <text:p text:style-name="P8">Mitigation Action</text:p>
        </text:list-item>
        <text:list-item>
          <text:p text:style-name="P8">Owner (which part of the company handles it)</text:p>
        </text:list-item>
      </text:list>
      <text:p text:style-name="P2"/>
      <text:h text:style-name="P3" text:outline-level="1"><text:span text:style-name="Strong_20_Emphasis">9.3 Technical Risks</text:span></text:h>
      <text:h text:style-name="P4" text:outline-level="3"><text:span text:style-name="Strong_20_Emphasis">9.3.1 Complex Multi-Subsystem Integration</text:span></text:h>
      <text:p text:style-name="P1"><text:span text:style-name="Strong_20_Emphasis">Risk:</text:span><text:line-break/>RoboChef involves sensors, actuators, cutting tools, heating elements, packaging readers, encrypted AEC code verification, cloud AI, humanoid motion control — all must work together flawlessly.</text:p>
      <text:p text:style-name="P1"><text:soft-page-break/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5">
        <text:list-item>
          <text:p text:style-name="P9">Modular architecture: every subsystem can be tested independently</text:p>
        </text:list-item>
        <text:list-item>
          <text:p text:style-name="P9">AEC reader separated from cooking subsystems</text:p>
        </text:list-item>
        <text:list-item>
          <text:p text:style-name="P9">Full digital twin simulation before deploying to customer</text:p>
        </text:list-item>
        <text:list-item>
          <text:p text:style-name="P9">“Safe mode” fallback (revert to pre-tested recipe set)</text:p>
        </text:list-item>
      </text:list>
      <text:p text:style-name="P1"><text:span text:style-name="Strong_20_Emphasis">Owner:</text:span> CTO / Robotics Engineering Lead</text:p>
      <text:p text:style-name="P2"/>
      <text:h text:style-name="P4" text:outline-level="3"><text:span text:style-name="Strong_20_Emphasis">9.3.2 Humanoid Reliability &amp; Cost Reduction</text:span></text:h>
      <text:p text:style-name="P1"><text:span text:style-name="Strong_20_Emphasis">Risk:</text:span><text:line-break/>Humanoid arms/hands may fail or require expensive maintenance.</text:p>
      <text:p text:style-name="P1"><text:span text:style-name="Strong_20_Emphasis">Probability:</text:span> Medium<text:line-break/><text:span text:style-name="Strong_20_Emphasis">Severity:</text:span> Medium-High</text:p>
      <text:p text:style-name="P1"><text:span text:style-name="Strong_20_Emphasis">Mitigation:</text:span></text:p>
      <text:list text:style-name="L6">
        <text:list-item>
          <text:p text:style-name="P10">Use standard humanoid hardware (Unitree, Tesla, Agility, UBTech) — zero custom parts</text:p>
        </text:list-item>
        <text:list-item>
          <text:p text:style-name="P10">All special tasks handled by software, not expensive proprietary hardware</text:p>
        </text:list-item>
        <text:list-item>
          <text:p text:style-name="P10">Offload precision work to small interchangeable end-effectors (cheap)</text:p>
        </text:list-item>
      </text:list>
      <text:p text:style-name="P1"><text:span text:style-name="Strong_20_Emphasis">Owner:</text:span> Robotics Team</text:p>
      <text:p text:style-name="P2"/>
      <text:h text:style-name="P4" text:outline-level="3"><text:span text:style-name="Strong_20_Emphasis">9.3.3 Food Safety Automation</text:span></text:h>
      <text:p text:style-name="P1"><text:span text:style-name="Strong_20_Emphasis">Risk:</text:span><text:line-break/>Cutting, heating, mixing, and cleaning without human supervision creates contamination risk.</text:p>
      <text:p text:style-name="P1"><text:span text:style-name="Strong_20_Emphasis">Probability:</text:span> Low-Medium<text:line-break/><text:span text:style-name="Strong_20_Emphasis">Severity:</text:span> Extreme (legal + health hazard)</text:p>
      <text:p text:style-name="P1"><text:span text:style-name="Strong_20_Emphasis">Mitigation:</text:span></text:p>
      <text:list text:style-name="L7">
        <text:list-item>
          <text:p text:style-name="P11">HACCP-compliant cleaning routines</text:p>
        </text:list-item>
        <text:list-item>
          <text:p text:style-name="P11">Auto-sterilization cycle after every meal</text:p>
        </text:list-item>
        <text:list-item>
          <text:p text:style-name="P11">UV-C chamber</text:p>
        </text:list-item>
        <text:list-item>
          <text:p text:style-name="P11">AEC prevents expired/unsafe food</text:p>
        </text:list-item>
        <text:list-item>
          <text:p text:style-name="P11">Sensors for temperature, contamination, and cross-contact detection</text:p>
        </text:list-item>
      </text:list>
      <text:p text:style-name="P1"><text:span text:style-name="Strong_20_Emphasis">Owner:</text:span> Food Safety Team, Compliance Officer</text:p>
      <text:p text:style-name="P2"/>
      <text:h text:style-name="P3" text:outline-level="1"><text:span text:style-name="Strong_20_Emphasis">9.4 Operational Risks</text:span></text:h>
      <text:h text:style-name="P4" text:outline-level="3"><text:span text:style-name="Strong_20_Emphasis">9.4.1 Supply Chain Dependency on Sealed Capsules</text:span></text:h>
      <text:p text:style-name="P1"><text:span text:style-name="Strong_20_Emphasis">Risk:</text:span><text:line-break/>RoboChef depends on vendors providing AEC-tagged sealed ingredient packs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8">
        <text:list-item>
          <text:p text:style-name="P12">Allow any “licensed vendor” to buy AEC codes</text:p>
        </text:list-item>
        <text:list-item>
          <text:p text:style-name="P12">No single-point dependency</text:p>
        </text:list-item>
        <text:list-item>
          <text:p text:style-name="P12">Create marketplace for vendors (like App Store for ingredients)</text:p>
        </text:list-item>
      </text:list>
      <text:p text:style-name="P1"><text:span text:style-name="Strong_20_Emphasis">Owner:</text:span> Operations, Vendor Management</text:p>
      <text:p text:style-name="P2"/>
      <text:h text:style-name="P4" text:outline-level="3"><text:soft-page-break/><text:span text:style-name="Strong_20_Emphasis">9.4.2 Machine Maintenance &amp; Support</text:span></text:h>
      <text:p text:style-name="P1"><text:span text:style-name="Strong_20_Emphasis">Risk:</text:span><text:line-break/>Appliances and humanoids require physical servicing.</text:p>
      <text:p text:style-name="P1"><text:span text:style-name="Strong_20_Emphasis">Probability:</text:span> Medium<text:line-break/><text:span text:style-name="Strong_20_Emphasis">Severity:</text:span> Medium</text:p>
      <text:p text:style-name="P1"><text:span text:style-name="Strong_20_Emphasis">Mitigation:</text:span></text:p>
      <text:list text:style-name="L9">
        <text:list-item>
          <text:p text:style-name="P13">Remote diagnostics</text:p>
        </text:list-item>
        <text:list-item>
          <text:p text:style-name="P13">Replaceable modules (swap model)</text:p>
        </text:list-item>
        <text:list-item>
          <text:p text:style-name="P13">Third-party technician partnerships (just like Apple Authorized Repair)</text:p>
        </text:list-item>
      </text:list>
      <text:p text:style-name="P1"><text:span text:style-name="Strong_20_Emphasis">Owner:</text:span> Field Ops, Customer Support</text:p>
      <text:p text:style-name="P2"/>
      <text:h text:style-name="P3" text:outline-level="1"><text:span text:style-name="Strong_20_Emphasis">9.5 Market Risks</text:span></text:h>
      <text:h text:style-name="P4" text:outline-level="3"><text:span text:style-name="Strong_20_Emphasis">9.5.1 Adoption Resistance</text:span></text:h>
      <text:p text:style-name="P1"><text:span text:style-name="Strong_20_Emphasis">Risk:</text:span><text:line-break/>Consumers may initially distrust robots for cooking.</text:p>
      <text:p text:style-name="P1"><text:span text:style-name="Strong_20_Emphasis">Probability:</text:span> Medium<text:line-break/><text:span text:style-name="Strong_20_Emphasis">Severity:</text:span> Medium</text:p>
      <text:p text:style-name="P1"><text:span text:style-name="Strong_20_Emphasis">Mitigation:</text:span></text:p>
      <text:list text:style-name="L10">
        <text:list-item>
          <text:p text:style-name="P14">Public demos</text:p>
        </text:list-item>
        <text:list-item>
          <text:p text:style-name="P14">Celebrity chef endorsements</text:p>
        </text:list-item>
        <text:list-item>
          <text:p text:style-name="P14">Offer low-cost trial units</text:p>
        </text:list-item>
        <text:list-item>
          <text:p text:style-name="P14">Emphasize convenience + quality + hygiene</text:p>
        </text:list-item>
      </text:list>
      <text:p text:style-name="P1"><text:span text:style-name="Strong_20_Emphasis">Owner:</text:span> Marketing</text:p>
      <text:p text:style-name="P2"/>
      <text:h text:style-name="P4" text:outline-level="3"><text:span text:style-name="Strong_20_Emphasis">9.5.2 Competition</text:span></text:h>
      <text:p text:style-name="P1"><text:span text:style-name="Strong_20_Emphasis">Risk:</text:span><text:line-break/>Large corporations (Samsung, LG, Toyota, Dyson, Tesla Robotics) may enter the robotic kitchen market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11">
        <text:list-item>
          <text:p text:style-name="P15">Patent protection around AEC + machine rejection of unauthorized ingredients</text:p>
        </text:list-item>
        <text:list-item>
          <text:p text:style-name="P15">Patent the humanoid training system</text:p>
        </text:list-item>
        <text:list-item>
          <text:p text:style-name="P15">Patent AI cooking process</text:p>
        </text:list-item>
        <text:list-item>
          <text:p text:style-name="P15">Move fast + own the ecosystem (Apple-style closed system)</text:p>
        </text:list-item>
      </text:list>
      <text:p text:style-name="P1"><text:span text:style-name="Strong_20_Emphasis">Owner:</text:span> CEO + Legal</text:p>
      <text:p text:style-name="P2"/>
      <text:h text:style-name="P3" text:outline-level="1"><text:span text:style-name="Strong_20_Emphasis">9.6 Financial Risks</text:span></text:h>
      <text:h text:style-name="P4" text:outline-level="3"><text:span text:style-name="Strong_20_Emphasis">9.6.1 High R&amp;D Cost</text:span></text:h>
      <text:p text:style-name="P1"><text:span text:style-name="Strong_20_Emphasis">Risk:</text:span><text:line-break/>Full humanoid + appliance development is expensive.</text:p>
      <text:p text:style-name="P1"><text:span text:style-name="Strong_20_Emphasis">Probability:</text:span> High<text:line-break/><text:span text:style-name="Strong_20_Emphasis">Severity:</text:span> High</text:p>
      <text:p text:style-name="P1"><text:span text:style-name="Strong_20_Emphasis">Mitigation:</text:span></text:p>
      <text:list text:style-name="L12">
        <text:list-item>
          <text:p text:style-name="P16">Stage-based funding (milestones)</text:p>
        </text:list-item>
        <text:list-item>
          <text:p text:style-name="P16">Start with small RoboChef appliance → humanoid later</text:p>
        </text:list-item>
        <text:list-item>
          <text:p text:style-name="P16">Revenue from AEC licensing offsets hardware cost</text:p>
        </text:list-item>
      </text:list>
      <text:p text:style-name="P1"><text:soft-page-break/><text:span text:style-name="Strong_20_Emphasis">Owner:</text:span> CFO</text:p>
      <text:p text:style-name="P2"/>
      <text:h text:style-name="P4" text:outline-level="3"><text:span text:style-name="Strong_20_Emphasis">9.6.2 Vendor Adoption Failure</text:span></text:h>
      <text:p text:style-name="P1"><text:span text:style-name="Strong_20_Emphasis">Risk:</text:span><text:line-break/>Vendors may be slow to adopt AEC system.</text:p>
      <text:p text:style-name="P1"><text:span text:style-name="Strong_20_Emphasis">Probability:</text:span> Medium<text:line-break/><text:span text:style-name="Strong_20_Emphasis">Severity:</text:span> Medium</text:p>
      <text:p text:style-name="P1"><text:span text:style-name="Strong_20_Emphasis">Mitigation:</text:span></text:p>
      <text:list text:style-name="L13">
        <text:list-item>
          <text:p text:style-name="P17">Provide free integration kits</text:p>
        </text:list-item>
        <text:list-item>
          <text:p text:style-name="P17">Offer initial codes at discounted “onboarding price”</text:p>
        </text:list-item>
        <text:list-item>
          <text:p text:style-name="P17">Build vendor success team</text:p>
        </text:list-item>
      </text:list>
      <text:p text:style-name="P1"><text:span text:style-name="Strong_20_Emphasis">Owner:</text:span> Business Development</text:p>
      <text:p text:style-name="P2"/>
      <text:h text:style-name="P3" text:outline-level="1"><text:span text:style-name="Strong_20_Emphasis">9.7 Legal &amp; Regulatory Risks</text:span></text:h>
      <text:h text:style-name="P4" text:outline-level="3"><text:span text:style-name="Strong_20_Emphasis">9.7.1 Food Regulation Compliance</text:span></text:h>
      <text:p text:style-name="P1"><text:span text:style-name="Strong_20_Emphasis">Risk:</text:span><text:line-break/>FDA / USDA / EU food regulations vary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14">
        <text:list-item>
          <text:p text:style-name="P18">Certify sealed capsules under existing food safety categories</text:p>
        </text:list-item>
        <text:list-item>
          <text:p text:style-name="P18">AEC code ensures vendor compliance</text:p>
        </text:list-item>
        <text:list-item>
          <text:p text:style-name="P18">Full documentation per region</text:p>
        </text:list-item>
        <text:list-item>
          <text:p text:style-name="P18">Hire regulatory counsel (your grandson can help)</text:p>
        </text:list-item>
      </text:list>
      <text:p text:style-name="P1"><text:span text:style-name="Strong_20_Emphasis">Owner:</text:span> Regulatory Affairs</text:p>
      <text:p text:style-name="P2"/>
      <text:h text:style-name="P4" text:outline-level="3"><text:span text:style-name="Strong_20_Emphasis">9.7.2 Liability from Robotic Injury</text:span></text:h>
      <text:p text:style-name="P1"><text:span text:style-name="Strong_20_Emphasis">Risk:</text:span><text:line-break/>Humanoid arm or appliance causes injury.</text:p>
      <text:p text:style-name="P1"><text:span text:style-name="Strong_20_Emphasis">Probability:</text:span> Low-Medium<text:line-break/><text:span text:style-name="Strong_20_Emphasis">Severity:</text:span> Extreme</text:p>
      <text:p text:style-name="P1"><text:span text:style-name="Strong_20_Emphasis">Mitigation:</text:span></text:p>
      <text:list text:style-name="L15">
        <text:list-item>
          <text:p text:style-name="P19">Multi-sensor safety envelope</text:p>
        </text:list-item>
        <text:list-item>
          <text:p text:style-name="P19">Fail-safe cut-off</text:p>
        </text:list-item>
        <text:list-item>
          <text:p text:style-name="P19">Collision detection</text:p>
        </text:list-item>
        <text:list-item>
          <text:p text:style-name="P19">No sharp tool operation while human inside zone</text:p>
        </text:list-item>
        <text:list-item>
          <text:p text:style-name="P19">Insurance partnerships</text:p>
        </text:list-item>
      </text:list>
      <text:p text:style-name="P1"><text:span text:style-name="Strong_20_Emphasis">Owner:</text:span> Engineering + Legal</text:p>
      <text:p text:style-name="P2"/>
      <text:h text:style-name="P3" text:outline-level="1"><text:span text:style-name="Strong_20_Emphasis">9.8 Cybersecurity &amp; Data Privacy Risks</text:span></text:h>
      <text:h text:style-name="P4" text:outline-level="3"><text:span text:style-name="Strong_20_Emphasis">9.8.1 AEC Code Spoofing</text:span></text:h>
      <text:p text:style-name="P1"><text:span text:style-name="Strong_20_Emphasis">Risk:</text:span><text:line-break/>Vendors attempt to fake codes.</text:p>
      <text:p text:style-name="P1"><text:span text:style-name="Strong_20_Emphasis">Probability:</text:span> Medium<text:line-break/><text:span text:style-name="Strong_20_Emphasis">Severity:</text:span> High</text:p>
      <text:p text:style-name="P1"><text:soft-page-break/><text:span text:style-name="Strong_20_Emphasis">Mitigation:</text:span></text:p>
      <text:list text:style-name="L16">
        <text:list-item>
          <text:p text:style-name="P20">Daily rotating encryption keys</text:p>
        </text:list-item>
        <text:list-item>
          <text:p text:style-name="P20">Multi-factor signature</text:p>
        </text:list-item>
        <text:list-item>
          <text:p text:style-name="P20">Device attestation</text:p>
        </text:list-item>
        <text:list-item>
          <text:p text:style-name="P20">Central verification server</text:p>
        </text:list-item>
      </text:list>
      <text:p text:style-name="P1"><text:span text:style-name="Strong_20_Emphasis">Owner:</text:span> Security Team</text:p>
      <text:p text:style-name="P2"/>
      <text:h text:style-name="P4" text:outline-level="3"><text:span text:style-name="Strong_20_Emphasis">9.8.2 Cloud Hacking</text:span></text:h>
      <text:p text:style-name="P1"><text:span text:style-name="Strong_20_Emphasis">Risk:</text:span><text:line-break/>Recipe database or user profiles compromised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17">
        <text:list-item>
          <text:p text:style-name="P21">End-to-end encryption</text:p>
        </text:list-item>
        <text:list-item>
          <text:p text:style-name="P21">Zero-trust architecture</text:p>
        </text:list-item>
        <text:list-item>
          <text:p text:style-name="P21">Private cloud for AI data</text:p>
        </text:list-item>
        <text:list-item>
          <text:p text:style-name="P21">Annual penetration tests</text:p>
        </text:list-item>
      </text:list>
      <text:p text:style-name="P1"><text:span text:style-name="Strong_20_Emphasis">Owner:</text:span> Security + Cloud Ops</text:p>
      <text:p text:style-name="P2"/>
      <text:h text:style-name="P3" text:outline-level="1"><text:span text:style-name="Strong_20_Emphasis">9.9 Brand &amp; Reputation Risks</text:span></text:h>
      <text:h text:style-name="P4" text:outline-level="3"><text:span text:style-name="Strong_20_Emphasis">9.9.1 Food Failure or Bad Taste</text:span></text:h>
      <text:p text:style-name="P1"><text:span text:style-name="Strong_20_Emphasis">Risk:</text:span><text:line-break/>Robot prepares low-quality meals → reputation damage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18">
        <text:list-item>
          <text:p text:style-name="P22">Chef-verified recipe library</text:p>
        </text:list-item>
        <text:list-item>
          <text:p text:style-name="P22">Humanoid training dataset from multiple world-class chefs</text:p>
        </text:list-item>
        <text:list-item>
          <text:p text:style-name="P22">Continuous feedback loop to AI engine</text:p>
        </text:list-item>
        <text:list-item>
          <text:p text:style-name="P22">“AI Chef Tuning” feature based on personal preferences</text:p>
        </text:list-item>
      </text:list>
      <text:p text:style-name="P1"><text:span text:style-name="Strong_20_Emphasis">Owner:</text:span> Culinary AI Team</text:p>
      <text:p text:style-name="P2"/>
      <text:h text:style-name="P4" text:outline-level="3"><text:span text:style-name="Strong_20_Emphasis">9.9.2 PR Crisis from Humanoid Automation</text:span></text:h>
      <text:p text:style-name="P1"><text:span text:style-name="Strong_20_Emphasis">Risk:</text:span><text:line-break/>Public fear of job-loss from robots replacing chefs.</text:p>
      <text:p text:style-name="P1"><text:span text:style-name="Strong_20_Emphasis">Probability:</text:span> Medium<text:line-break/><text:span text:style-name="Strong_20_Emphasis">Severity:</text:span> High</text:p>
      <text:p text:style-name="P1"><text:span text:style-name="Strong_20_Emphasis">Mitigation:</text:span></text:p>
      <text:list text:style-name="L19">
        <text:list-item>
          <text:p text:style-name="P23">Branding: “Chef assistant, not chef replacement”</text:p>
        </text:list-item>
        <text:list-item>
          <text:p text:style-name="P23">Programs to employ chefs in designing recipes</text:p>
        </text:list-item>
        <text:list-item>
          <text:p text:style-name="P23">Certification program (Chef earns royalties)</text:p>
        </text:list-item>
      </text:list>
      <text:p text:style-name="P1"><text:span text:style-name="Strong_20_Emphasis">Owner:</text:span> PR + Marketing</text:p>
      <text:p text:style-name="P2"/>
      <text:h text:style-name="P3" text:outline-level="1"><text:soft-page-break/><text:span text:style-name="Strong_20_Emphasis">9.10 Risk Score 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Risk Type</text:p>
            </table:table-cell>
            <table:table-cell table:style-name="Table1.A1" office:value-type="string">
              <text:p text:style-name="Table_20_Heading">Probability</text:p>
            </table:table-cell>
            <table:table-cell table:style-name="Table1.A1" office:value-type="string">
              <text:p text:style-name="Table_20_Heading">Severity</text:p>
            </table:table-cell>
            <table:table-cell table:style-name="Table1.A1" office:value-type="string">
              <text:p text:style-name="Table_20_Heading">Overall Risk</text:p>
            </table:table-cell>
            <table:table-cell table:style-name="Table1.A1" office:value-type="string">
              <text:p text:style-name="Table_20_Heading">Mitigation Strength</text:p>
            </table:table-cell>
          </table:table-row>
        </table:table-header-rows>
        <table:table-row>
          <table:table-cell table:style-name="Table1.A1" office:value-type="string">
            <text:p text:style-name="Table_20_Contents">Technical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trong</text:p>
          </table:table-cell>
        </table:table-row>
        <table:table-row>
          <table:table-cell table:style-name="Table1.A1" office:value-type="string">
            <text:p text:style-name="Table_20_Contents">Operational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Financial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trong</text:p>
          </table:table-cell>
        </table:table-row>
        <table:table-row>
          <table:table-cell table:style-name="Table1.A1" office:value-type="string">
            <text:p text:style-name="Table_20_Contents">Legal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trong</text:p>
          </table:table-cell>
        </table:table-row>
        <table:table-row>
          <table:table-cell table:style-name="Table1.A1" office:value-type="string">
            <text:p text:style-name="Table_20_Contents">Cybersecurity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trong</text:p>
          </table:table-cell>
        </table:table-row>
        <table:table-row>
          <table:table-cell table:style-name="Table1.A1" office:value-type="string">
            <text:p text:style-name="Table_20_Contents">Brand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edium</text:p>
          </table:table-cell>
        </table:table-row>
      </table:table>
      <text:p text:style-name="P1">RoboChef faces <text:span text:style-name="Strong_20_Emphasis">manageable high-value risks</text:span>, all mitigated by a strong ecosystem model (AEC) and modular engineering.</text:p>
      <text:p text:style-name="P2"/>
      <text:h text:style-name="P3" text:outline-level="1">✅ <text:span text:style-name="Strong_20_Emphasis">PART 9 Completed.</text:span></text:h>
      <text:p text:style-name="P1">If you want, I can now proceed immediately with:</text:p>
      <text:h text:style-name="P4" text:outline-level="3"><text:span text:style-name="Strong_20_Emphasis">Part 10 — Financial Model &amp; Revenue Projections</text:span></text:h>
      <text:p text:style-name="P1">or</text:p>
      <text:h text:style-name="P4" text:outline-level="3"><text:span text:style-name="Strong_20_Emphasis">Document #8 — Legal Playbook (Patent Prosecution Strategy)</text:span></text:h>
      <text:p text:style-name="P1">Just say:<text:line-break/>👉 <text:span text:style-name="Strong_20_Emphasis">“Proceed with Part 10”</text:span><text:line-break/>or<text:line-break/>👉 <text:span text:style-name="Strong_20_Emphasis">“Proceed with Legal Playbook”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24:19.392511700</meta:creation-date>
    <dc:date>2025-11-17T01:25:08.026557000</dc:date>
    <meta:editing-duration>PT48S</meta:editing-duration>
    <meta:editing-cycles>1</meta:editing-cycles>
    <meta:document-statistic meta:table-count="1" meta:image-count="0" meta:object-count="0" meta:page-count="6" meta:paragraph-count="216" meta:word-count="1012" meta:character-count="6836" meta:non-whitespace-character-count="6106"/>
    <meta:generator>LibreOffice/25.8.2.2$Windows_X86_64 LibreOffice_project/d401f2107ccab8f924a8e2df40f573aab7605b6f</meta:generator>
  </office:meta>
</office:document-meta>
</file>